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bold" fo:font-family="'Liberation Sans'" style:font-family-asian="'Liberation Sans'" style:font-family-complex="'Liberation Sans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normal" fo:font-family="'Liberation Sans'" style:font-family-asian="'Liberation Sans'" style:font-family-complex="'Liberation Sans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6.00pt" fo:font-weight="bold" fo:font-family="'Liberation Sans'" style:font-family-asian="'Liberation Sans'" style:font-family-complex="'Liberation Sans'" fo:background-color="transparent" style:use-window-font-color="true"/>
    </style:style>
    <style:style style:name="T49" style:family="text">
      <style:text-properties fo:font-size="12.00pt" fo:font-weight="normal" fo:font-family="OpenSymbol" style:font-family-asian="OpenSymbol" style:font-family-complex="OpenSymbol" fo:background-color="transparent" style:use-window-font-color="true"/>
    </style:style>
    <style:style style:name="T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OpenSymbol" style:font-family-asian="OpenSymbol" style:font-family-complex="OpenSymbol" fo:background-color="transparent" style:use-window-font-color="true"/>
    </style:style>
    <style:style style:name="T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OpenSymbol" style:font-family-asian="OpenSymbol" style:font-family-complex="OpenSymbol" fo:background-color="transparent" style:use-window-font-color="true"/>
    </style:style>
    <style:style style:name="T10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top="12.00pt" fo:margin-bottom="6.00pt"/>
    </style:style>
    <style:style style:name="P2" style:family="paragraph">
      <style:paragraph-properties fo:line-height="120.00%" fo:text-align="left" fo:margin-bottom="7.00pt"/>
    </style:style>
    <style:style style:name="P3" style:family="paragraph">
      <style:paragraph-properties fo:line-height="100.00%" fo:text-align="left" fo:margin-top="3.00pt" fo:margin-bottom="6.00pt"/>
    </style:style>
    <style:style style:name="P4" style:family="paragraph">
      <style:paragraph-properties fo:line-height="120.00%" fo:text-align="left" fo:margin-bottom="7.00pt"/>
    </style:style>
    <style:style style:name="P5" style:family="paragraph">
      <style:paragraph-properties fo:line-height="120.00%" fo:text-align="right" fo:margin-bottom="7.00pt"/>
    </style:style>
    <style:style style:name="P6" style:family="paragraph">
      <style:paragraph-properties fo:line-height="120.00%" fo:text-align="left" fo:margin-bottom="7.00p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46.95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2.70pt" fo:text-indent="-2.70pt">
        <style:tab-stops>
          <style:tab-stop style:position="46.95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10" style:family="paragraph">
      <style:paragraph-properties fo:line-height="100.00%" fo:text-align="left" fo:margin-left="2.70pt" fo:text-indent="-2.70pt">
        <style:tab-stops>
          <style:tab-stop style:position="46.95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.70pt" fo:text-indent="-2.70pt">
        <style:tab-stops>
          <style:tab-stop style:position="46.95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2.70pt" fo:text-indent="-2.70pt">
        <style:tab-stops>
          <style:tab-stop style:position="46.95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.70pt" fo:text-indent="-2.70pt">
        <style:tab-stops>
          <style:tab-stop style:position="46.95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70pt" fo:text-indent="-2.70pt">
        <style:tab-stops>
          <style:tab-stop style:position="46.95pt"/>
          <style:tab-stop style:position="3286.95pt" style:type="center"/>
          <style:tab-stop style:position="421118.95pt" style:type="right"/>
          <style:tab-stop style:position="1622.90pt"/>
        </style:tab-stops>
      </style:paragraph-properties>
    </style:style>
    <style:style style:name="P19" style:family="paragraph">
      <style:paragraph-properties fo:line-height="120.00%" fo:text-align="left" fo:margin-bottom="7.00pt"/>
    </style:style>
    <style:style style:name="P20" style:family="paragraph">
      <style:paragraph-properties fo:line-height="100.00%" fo:text-align="left" fo:margin-top="12.00pt" fo:margin-bottom="6.00pt"/>
    </style:style>
    <style:style style:name="P21" style:family="paragraph">
      <style:paragraph-properties fo:line-height="100.00%" fo:text-align="left">
        <style:tab-stops>
          <style:tab-stop style:position="481.90pt" style:type="right" style:leader-style="dotted"/>
        </style:tab-stops>
      </style:paragraph-properties>
    </style:style>
    <style:style style:name="P22" style:family="paragraph">
      <style:paragraph-properties fo:line-height="100.00%" fo:text-align="left" fo:margin-left="14.15pt" fo:text-indent="0.00pt">
        <style:tab-stops>
          <style:tab-stop style:position="453.60pt" style:type="right" style:leader-style="dotted"/>
        </style:tab-stops>
      </style:paragraph-properties>
    </style:style>
    <style:style style:name="P23" style:family="paragraph">
      <style:paragraph-properties fo:line-height="100.00%" fo:text-align="left">
        <style:tab-stops>
          <style:tab-stop style:position="481.90pt" style:type="right" style:leader-style="dotted"/>
        </style:tab-stops>
      </style:paragraph-properties>
    </style:style>
    <style:style style:name="P24" style:family="paragraph">
      <style:paragraph-properties fo:line-height="100.00%" fo:text-align="left" fo:margin-left="14.15pt" fo:text-indent="0.00pt">
        <style:tab-stops>
          <style:tab-stop style:position="453.60pt" style:type="right" style:leader-style="dotted"/>
        </style:tab-stops>
      </style:paragraph-properties>
    </style:style>
    <style:style style:name="P25" style:family="paragraph">
      <style:paragraph-properties fo:line-height="100.00%" fo:text-align="left">
        <style:tab-stops>
          <style:tab-stop style:position="481.90pt" style:type="right" style:leader-style="dotted"/>
        </style:tab-stops>
      </style:paragraph-properties>
    </style:style>
    <style:style style:name="P26" style:family="paragraph">
      <style:paragraph-properties fo:line-height="120.00%" fo:text-align="left" fo:margin-bottom="7.00pt"/>
    </style:style>
    <style:style style:name="P27" style:family="paragraph">
      <style:paragraph-properties fo:line-height="100.00%" fo:text-align="left" fo:margin-top="12.00pt" fo:margin-bottom="6.00pt"/>
    </style:style>
    <style:style style:name="P28" style:family="paragraph">
      <style:paragraph-properties fo:line-height="100.00%" fo:text-align="left" fo:margin-top="10.00pt" fo:margin-bottom="6.00pt"/>
    </style:style>
    <style:style style:name="P29" style:family="paragraph">
      <style:paragraph-properties fo:line-height="120.00%" fo:text-align="left" fo:margin-bottom="7.00pt"/>
    </style:style>
    <style:style style:name="P30" style:family="paragraph">
      <style:paragraph-properties fo:line-height="100.00%" fo:text-align="left" fo:margin-top="10.00pt" fo:margin-bottom="6.00pt"/>
    </style:style>
    <style:style style:name="P31" style:family="paragraph">
      <style:paragraph-properties fo:line-height="120.00%" fo:text-align="left" fo:margin-bottom="7.00pt"/>
    </style:style>
    <style:style style:name="P32" style:family="paragraph">
      <style:paragraph-properties fo:line-height="100.00%" fo:text-align="left" fo:margin-top="10.00pt" fo:margin-bottom="6.00pt"/>
    </style:style>
    <style:style style:name="P33" style:family="paragraph">
      <style:paragraph-properties fo:line-height="100.00%" fo:text-align="left" fo:margin-left="2.70pt" fo:text-indent="-2.70pt">
        <style:tab-stops>
          <style:tab-stop style:position="128.55pt"/>
          <style:tab-stop style:position="3286.95pt" style:type="center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2.70pt" fo:text-indent="-2.70pt">
        <style:tab-stops>
          <style:tab-stop style:position="128.55pt"/>
          <style:tab-stop style:position="3286.95pt" style:type="center"/>
        </style:tab-stops>
      </style:paragraph-properties>
    </style:style>
    <style:style style:name="P36" style:family="paragraph">
      <style:paragraph-properties fo:line-height="100.00%" fo:text-align="left" fo:margin-left="2.70pt" fo:text-indent="-2.70pt">
        <style:tab-stops>
          <style:tab-stop style:position="128.55pt"/>
          <style:tab-stop style:position="3286.95pt" style:type="center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2.70pt" fo:text-indent="-2.70pt">
        <style:tab-stops>
          <style:tab-stop style:position="128.55pt"/>
          <style:tab-stop style:position="3286.95pt" style:type="center"/>
        </style:tab-stops>
      </style:paragraph-properties>
    </style:style>
    <style:style style:name="P39" style:family="paragraph">
      <style:paragraph-properties fo:line-height="100.00%" fo:text-align="left" fo:margin-left="2.70pt" fo:text-indent="-2.70pt">
        <style:tab-stops>
          <style:tab-stop style:position="128.55pt"/>
          <style:tab-stop style:position="3286.95pt" style:type="center"/>
        </style:tab-stops>
      </style:paragraph-properties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 fo:margin-left="2.70pt" fo:text-indent="-2.70pt">
        <style:tab-stops>
          <style:tab-stop style:position="128.55pt"/>
          <style:tab-stop style:position="3286.95pt" style:type="center"/>
        </style:tab-stops>
      </style:paragraph-properties>
    </style:style>
    <style:style style:name="P42" style:family="paragraph">
      <style:paragraph-properties fo:line-height="100.00%" fo:text-align="left" fo:margin-left="2.70pt" fo:text-indent="-2.70pt">
        <style:tab-stops>
          <style:tab-stop style:position="128.55pt"/>
          <style:tab-stop style:position="3286.95pt" style:type="center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2.70pt" fo:text-indent="-2.70pt">
        <style:tab-stops>
          <style:tab-stop style:position="128.55pt"/>
          <style:tab-stop style:position="3286.95pt" style:type="center"/>
        </style:tab-stops>
      </style:paragraph-properties>
    </style:style>
    <style:style style:name="P45" style:family="paragraph">
      <style:paragraph-properties fo:line-height="100.00%" fo:text-align="left" fo:margin-left="2.70pt" fo:text-indent="-2.70pt">
        <style:tab-stops>
          <style:tab-stop style:position="128.55pt"/>
          <style:tab-stop style:position="3286.95pt" style:type="center"/>
        </style:tab-stops>
      </style:paragraph-properties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left="2.70pt" fo:text-indent="-2.70pt">
        <style:tab-stops>
          <style:tab-stop style:position="128.55pt"/>
          <style:tab-stop style:position="3286.95pt" style:type="center"/>
        </style:tab-stops>
      </style:paragraph-properties>
    </style:style>
    <style:style style:name="P48" style:family="paragraph">
      <style:paragraph-properties fo:line-height="100.00%" fo:text-align="left" fo:margin-left="2.70pt" fo:text-indent="-2.70pt">
        <style:tab-stops>
          <style:tab-stop style:position="128.55pt"/>
          <style:tab-stop style:position="3286.95pt" style:type="center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2.70pt" fo:text-indent="-2.70pt">
        <style:tab-stops>
          <style:tab-stop style:position="128.55pt"/>
          <style:tab-stop style:position="3286.95pt" style:type="center"/>
        </style:tab-stops>
      </style:paragraph-properties>
    </style:style>
    <style:style style:name="P51" style:family="paragraph">
      <style:paragraph-properties fo:line-height="100.00%" fo:text-align="left" fo:margin-left="2.70pt" fo:text-indent="-2.70pt">
        <style:tab-stops>
          <style:tab-stop style:position="128.55pt"/>
          <style:tab-stop style:position="3286.95pt" style:type="center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2.70pt" fo:text-indent="-2.70pt">
        <style:tab-stops>
          <style:tab-stop style:position="128.55pt"/>
          <style:tab-stop style:position="3286.95pt" style:type="center"/>
        </style:tab-stops>
      </style:paragraph-properties>
    </style:style>
    <style:style style:name="P54" style:family="paragraph">
      <style:paragraph-properties fo:line-height="100.00%" fo:text-align="left" fo:margin-left="2.70pt" fo:text-indent="-2.70pt">
        <style:tab-stops>
          <style:tab-stop style:position="128.55pt"/>
          <style:tab-stop style:position="3286.95pt" style:type="center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2.70pt" fo:text-indent="-2.70pt">
        <style:tab-stops>
          <style:tab-stop style:position="128.55pt"/>
          <style:tab-stop style:position="3286.95pt" style:type="center"/>
        </style:tab-stops>
      </style:paragraph-properties>
    </style:style>
    <style:style style:name="P57" style:family="paragraph">
      <style:paragraph-properties fo:line-height="100.00%" fo:text-align="left" fo:margin-left="2.70pt" fo:text-indent="-2.70pt">
        <style:tab-stops>
          <style:tab-stop style:position="128.55pt"/>
          <style:tab-stop style:position="3286.95pt" style:type="center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 fo:margin-left="2.70pt" fo:text-indent="-2.70pt">
        <style:tab-stops>
          <style:tab-stop style:position="128.55pt"/>
          <style:tab-stop style:position="3286.95pt" style:type="center"/>
        </style:tab-stops>
      </style:paragraph-properties>
    </style:style>
    <style:style style:name="P60" style:family="paragraph">
      <style:paragraph-properties fo:line-height="120.00%" fo:text-align="left" fo:margin-bottom="7.00pt"/>
    </style:style>
    <style:style style:name="P61" style:family="paragraph">
      <style:paragraph-properties fo:line-height="100.00%" fo:text-align="left" fo:margin-top="10.00pt" fo:margin-bottom="6.00pt"/>
    </style:style>
    <style:style style:name="P62" style:family="paragraph">
      <style:paragraph-properties fo:line-height="120.00%" fo:text-align="left" fo:margin-bottom="7.00pt"/>
    </style:style>
    <style:style style:name="P63" style:family="paragraph">
      <style:paragraph-properties fo:line-height="100.00%" fo:text-align="left" fo:margin-top="12.00pt" fo:margin-bottom="6.00pt"/>
    </style:style>
    <style:style style:name="P64" style:family="paragraph">
      <style:paragraph-properties fo:line-height="120.00%" fo:text-align="left" fo:margin-bottom="7.00pt"/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20.00%" fo:text-align="left" fo:margin-bottom="7.00pt"/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20.00%" fo:text-align="left" fo:margin-bottom="7.00pt"/>
    </style:style>
    <style:style style:name="P69" style:family="paragraph">
      <style:paragraph-properties fo:line-height="100.00%" fo:text-align="left" fo:margin-top="10.00pt" fo:margin-bottom="6.00pt"/>
    </style:style>
    <style:style style:name="P70" style:family="paragraph">
      <style:paragraph-properties fo:line-height="100.00%" fo:text-align="left" fo:margin-bottom="7.00pt"/>
    </style:style>
    <style:style style:name="P71" style:family="paragraph">
      <style:paragraph-properties fo:line-height="120.00%" fo:text-align="left" fo:margin-bottom="7.00pt"/>
    </style:style>
    <style:style style:name="P72" style:family="paragraph">
      <style:paragraph-properties fo:line-height="100.00%" fo:text-align="left" fo:margin-top="10.00pt" fo:margin-bottom="6.00pt"/>
    </style:style>
    <style:style style:name="P73" style:family="paragraph">
      <style:paragraph-properties fo:line-height="120.00%" fo:text-align="left" fo:margin-bottom="7.00pt"/>
    </style:style>
    <style:style style:name="P74" style:family="paragraph">
      <style:paragraph-properties fo:line-height="100.00%" fo:text-align="left" fo:margin-top="10.00pt" fo:margin-bottom="6.00pt"/>
    </style:style>
    <style:style style:name="P75" style:family="paragraph">
      <style:paragraph-properties fo:line-height="120.00%" fo:text-align="left" fo:margin-bottom="7.00pt"/>
    </style:style>
    <style:style style:name="P76" style:family="paragraph">
      <style:paragraph-properties fo:line-height="100.00%" fo:text-align="left" fo:margin-top="10.00pt" fo:margin-bottom="6.00pt"/>
    </style:style>
    <style:style style:name="P77" style:family="paragraph">
      <style:paragraph-properties fo:line-height="120.00%" fo:text-align="left" fo:margin-bottom="7.00pt"/>
    </style:style>
    <text:list-style style:name="L7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8" style:family="paragraph">
      <style:paragraph-properties fo:line-height="120.00%" fo:text-align="left" fo:margin-left="-18.00pt" fo:text-indent="18.00pt" fo:margin-bottom="7.00pt"/>
    </style:style>
    <style:style style:name="P79" style:family="paragraph">
      <style:paragraph-properties fo:line-height="120.00%" fo:text-align="left" fo:margin-left="-18.00pt" fo:text-indent="18.00pt" fo:margin-bottom="7.00pt"/>
    </style:style>
    <text:list-style style:name="L8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0" style:family="paragraph">
      <style:paragraph-properties fo:line-height="120.00%" fo:text-align="left" fo:margin-left="-18.00pt" fo:text-indent="18.00pt" fo:margin-bottom="7.00pt"/>
    </style:style>
    <style:style style:name="P81" style:family="paragraph">
      <style:paragraph-properties fo:line-height="120.00%" fo:text-align="left" fo:margin-left="0.00pt" fo:text-indent="18.00pt" fo:margin-bottom="7.00pt"/>
    </style:style>
    <text:list-style style:name="L8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2" style:family="paragraph">
      <style:paragraph-properties fo:line-height="120.00%" fo:text-align="left" fo:margin-left="-18.00pt" fo:text-indent="18.00pt" fo:margin-bottom="7.00pt"/>
    </style:style>
    <style:style style:name="P83" style:family="paragraph">
      <style:paragraph-properties fo:line-height="120.00%" fo:text-align="left" fo:margin-left="0.00pt" fo:text-indent="18.00pt" fo:margin-bottom="7.00pt"/>
    </style:style>
    <style:style style:name="P84" style:family="paragraph">
      <style:paragraph-properties fo:line-height="100.00%" fo:text-align="left" fo:margin-top="12.00pt" fo:margin-bottom="6.00pt"/>
    </style:style>
    <style:style style:name="P85" style:family="paragraph">
      <style:paragraph-properties fo:line-height="120.00%" fo:text-align="left" fo:margin-bottom="7.00pt"/>
    </style:style>
    <style:style style:name="P86" style:family="paragraph">
      <style:paragraph-properties fo:line-height="100.00%" fo:text-align="left" fo:margin-left="2.70pt" fo:text-indent="-2.70pt">
        <style:tab-stops>
          <style:tab-stop style:position="73.70pt"/>
          <style:tab-stop style:position="3286.95pt" style:type="center"/>
        </style:tab-stops>
      </style:paragraph-properties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20.00%" fo:text-align="left" fo:margin-bottom="7.00pt"/>
    </style:style>
    <style:style style:name="P89" style:family="paragraph">
      <style:paragraph-properties fo:line-height="100.00%" fo:text-align="left" fo:margin-left="2.70pt" fo:text-indent="-2.70pt">
        <style:tab-stops>
          <style:tab-stop style:position="73.70pt"/>
          <style:tab-stop style:position="3286.95pt" style:type="center"/>
        </style:tab-stops>
      </style:paragraph-properties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20.00%" fo:text-align="left" fo:margin-bottom="7.00pt"/>
    </style:style>
    <style:style style:name="P92" style:family="paragraph">
      <style:paragraph-properties fo:line-height="100.00%" fo:text-align="left" fo:margin-left="2.70pt" fo:text-indent="-2.70pt">
        <style:tab-stops>
          <style:tab-stop style:position="73.70pt"/>
          <style:tab-stop style:position="3286.95pt" style:type="center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left="2.70pt" fo:text-indent="-2.70pt">
        <style:tab-stops>
          <style:tab-stop style:position="73.70pt"/>
          <style:tab-stop style:position="3286.95pt" style:type="center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left" fo:margin-left="2.70pt" fo:text-indent="-2.70pt">
        <style:tab-stops>
          <style:tab-stop style:position="73.70pt"/>
          <style:tab-stop style:position="3286.95pt" style:type="center"/>
        </style:tab-stops>
      </style:paragraph-properties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20.00%" fo:text-align="left" fo:margin-bottom="7.00pt"/>
    </style:style>
    <style:style style:name="P99" style:family="paragraph">
      <style:paragraph-properties fo:line-height="100.00%" fo:text-align="left" fo:margin-left="2.70pt" fo:text-indent="-2.70pt">
        <style:tab-stops>
          <style:tab-stop style:position="73.70pt"/>
          <style:tab-stop style:position="3286.95pt" style:type="center"/>
        </style:tab-stops>
      </style:paragraph-properties>
    </style:style>
    <style:style style:name="P100" style:family="paragraph">
      <style:paragraph-properties fo:line-height="120.00%" fo:text-align="left" fo:margin-bottom="7.00pt"/>
    </style:style>
    <style:style style:name="P101" style:family="paragraph">
      <style:paragraph-properties fo:line-height="115.00%" fo:text-align="left" fo:margin-bottom="10.00pt"/>
    </style:style>
    <style:style style:name="P102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03" style:family="paragraph">
      <style:paragraph-properties fo:line-height="100.00%" fo:text-align="center"/>
    </style:style>
    <style:style style:name="P104" style:family="paragraph">
      <style:paragraph-properties fo:line-height="100.00%" fo:text-align="left"/>
    </style:style>
    <style:style style:name="P105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06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09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10" style:family="paragraph">
      <style:paragraph-properties fo:line-height="100.00%" fo:text-align="left"/>
    </style:style>
    <style:style style:name="P111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12" style:family="paragraph">
      <style:paragraph-properties fo:line-height="120.00%" fo:text-align="left" fo:margin-bottom="7.00pt"/>
    </style:style>
    <style:style style:name="P113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14" style:family="paragraph">
      <style:paragraph-properties fo:line-height="100.00%" fo:text-align="center"/>
    </style:style>
    <style:style style:name="P115" style:family="paragraph">
      <style:paragraph-properties fo:line-height="100.00%" fo:text-align="left"/>
    </style:style>
    <style:style style:name="P116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17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18" style:family="paragraph">
      <style:paragraph-properties fo:line-height="100.00%" fo:text-align="left"/>
    </style:style>
    <style:style style:name="P119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20" style:family="paragraph">
      <style:paragraph-properties fo:line-height="115.00%" fo:text-align="left" fo:margin-bottom="10.00pt"/>
    </style:style>
    <style:style style:name="P121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22" style:family="paragraph">
      <style:paragraph-properties fo:line-height="100.00%" fo:text-align="center"/>
    </style:style>
    <style:style style:name="P123" style:family="paragraph">
      <style:paragraph-properties fo:line-height="100.00%" fo:text-align="left"/>
    </style:style>
    <style:style style:name="P124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25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28" style:family="paragraph">
      <style:paragraph-properties fo:line-height="115.00%" fo:text-align="left" fo:margin-bottom="10.00pt"/>
    </style:style>
    <style:style style:name="P129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30" style:family="paragraph">
      <style:paragraph-properties fo:line-height="100.00%" fo:text-align="center"/>
    </style:style>
    <style:style style:name="P131" style:family="paragraph">
      <style:paragraph-properties fo:line-height="100.00%" fo:text-align="left"/>
    </style:style>
    <style:style style:name="P132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33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34" style:family="paragraph">
      <style:paragraph-properties fo:line-height="100.00%" fo:text-align="left"/>
    </style:style>
    <style:style style:name="P135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36" style:family="paragraph">
      <style:paragraph-properties fo:line-height="115.00%" fo:text-align="left" fo:margin-bottom="10.00pt"/>
    </style:style>
    <style:style style:name="P137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38" style:family="paragraph">
      <style:paragraph-properties fo:line-height="100.00%" fo:text-align="center"/>
    </style:style>
    <style:style style:name="P139" style:family="paragraph">
      <style:paragraph-properties fo:line-height="100.00%" fo:text-align="left"/>
    </style:style>
    <style:style style:name="P140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41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42" style:family="paragraph">
      <style:paragraph-properties fo:line-height="100.00%" fo:text-align="left"/>
    </style:style>
    <style:style style:name="P143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44" style:family="paragraph">
      <style:paragraph-properties fo:line-height="115.00%" fo:text-align="left" fo:margin-bottom="10.00pt"/>
    </style:style>
    <style:style style:name="P145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46" style:family="paragraph">
      <style:paragraph-properties fo:line-height="100.00%" fo:text-align="center"/>
    </style:style>
    <style:style style:name="P147" style:family="paragraph">
      <style:paragraph-properties fo:line-height="100.00%" fo:text-align="left"/>
    </style:style>
    <style:style style:name="P148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49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50" style:family="paragraph">
      <style:paragraph-properties fo:line-height="100.00%" fo:text-align="left"/>
    </style:style>
    <style:style style:name="P151" style:family="paragraph">
      <style:paragraph-properties fo:line-height="100.00%" fo:text-align="left" fo:margin-left="2.70pt" fo:text-indent="-2.70pt">
        <style:tab-stops>
          <style:tab-stop style:position="37.80pt"/>
          <style:tab-stop style:position="3286.95pt" style:type="center"/>
          <style:tab-stop style:position="421118.95pt" style:type="right"/>
        </style:tab-stops>
      </style:paragraph-properties>
    </style:style>
    <style:style style:name="P152" style:family="paragraph">
      <style:paragraph-properties fo:line-height="120.00%" fo:text-align="left" fo:margin-bottom="7.00pt"/>
    </style:style>
    <style:style style:name="P153" style:family="paragraph">
      <style:paragraph-properties fo:line-height="115.00%" fo:text-align="left" fo:margin-bottom="10.00pt"/>
    </style:style>
    <style:style style:name="P154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0.689583in"/>
    </style:style>
    <style:style style:name="TableColumn0101" style:family="table-column">
      <style:table-column-properties style:column-width="0.872917in"/>
    </style:style>
    <style:style style:name="TableColumn0102" style:family="table-column">
      <style:table-column-properties style:column-width="1.561806in"/>
    </style:style>
    <style:style style:name="TableColumn0103" style:family="table-column">
      <style:table-column-properties style:column-width="3.568750in"/>
    </style:style>
    <style:style style:name="Table01" style:family="table">
      <style:table-properties style:width="6.6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200" style:family="table-column">
      <style:table-column-properties style:column-width="1.822917in"/>
    </style:style>
    <style:style style:name="TableColumn0201" style:family="table-column">
      <style:table-column-properties style:column-width="4.875000in"/>
    </style:style>
    <style:style style:name="Table02" style:family="table">
      <style:table-properties style:width="6.697917in" fo:margin-left="0.000000in" style:writing-mode="lr" table:align="left" style:may-break-between-rows="true"/>
    </style:style>
    <style:style style:name="TableRow0200" style:family="table-row">
      <style:table-row-properties style:min-row-height="0.166667in"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1" style:family="table-row">
      <style:table-row-properties style:min-row-height="0.156250in"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3" style:family="table-row">
      <style:table-row-properties style:min-row-height="0.208333in"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5" style:family="table-row">
      <style:table-row-properties style:min-row-height="0.138889in"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6" style:family="table-row">
      <style:table-row-properties style:min-row-height="0.156250in"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8" style:family="table-row">
      <style:table-row-properties style:min-row-height="0.208333in"/>
    </style:style>
    <style:style style:name="TableCell02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1.061111in"/>
    </style:style>
    <style:style style:name="TableColumn0301" style:family="table-column">
      <style:table-column-properties style:column-width="5.630556in"/>
    </style:style>
    <style:style style:name="Table03" style:family="table">
      <style:table-properties style:width="6.691667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400" style:family="table-column">
      <style:table-column-properties style:column-width="0.562500in"/>
    </style:style>
    <style:style style:name="TableColumn0401" style:family="table-column">
      <style:table-column-properties style:column-width="5.188889in"/>
    </style:style>
    <style:style style:name="TableColumn0402" style:family="table-column">
      <style:table-column-properties style:column-width="0.943750in"/>
    </style:style>
    <style:style style:name="Table04" style:family="table">
      <style:table-properties style:width="6.695139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1" style:family="table-row">
      <style:table-row-properties style:min-row-height="0.166667in"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500" style:family="table-column">
      <style:table-column-properties style:column-width="0.562500in"/>
    </style:style>
    <style:style style:name="TableColumn0501" style:family="table-column">
      <style:table-column-properties style:column-width="5.188889in"/>
    </style:style>
    <style:style style:name="TableColumn0502" style:family="table-column">
      <style:table-column-properties style:column-width="0.943750in"/>
    </style:style>
    <style:style style:name="Table05" style:family="table">
      <style:table-properties style:width="6.695139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600" style:family="table-column">
      <style:table-column-properties style:column-width="0.562500in"/>
    </style:style>
    <style:style style:name="TableColumn0601" style:family="table-column">
      <style:table-column-properties style:column-width="5.188889in"/>
    </style:style>
    <style:style style:name="TableColumn0602" style:family="table-column">
      <style:table-column-properties style:column-width="0.943750in"/>
    </style:style>
    <style:style style:name="Table06" style:family="table">
      <style:table-properties style:width="6.695139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6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700" style:family="table-column">
      <style:table-column-properties style:column-width="0.562500in"/>
    </style:style>
    <style:style style:name="TableColumn0701" style:family="table-column">
      <style:table-column-properties style:column-width="5.188889in"/>
    </style:style>
    <style:style style:name="TableColumn0702" style:family="table-column">
      <style:table-column-properties style:column-width="0.943750in"/>
    </style:style>
    <style:style style:name="Table07" style:family="table">
      <style:table-properties style:width="6.695139in" fo:margin-left="0.000000in" style:writing-mode="lr" table:align="left" style:may-break-between-rows="true"/>
    </style:style>
    <style:style style:name="TableRow0700" style:family="table-row">
      <style:table-row-properties/>
    </style:style>
    <style:style style:name="TableCell07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701" style:family="table-row">
      <style:table-row-properties/>
    </style:style>
    <style:style style:name="TableCell07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7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800" style:family="table-column">
      <style:table-column-properties style:column-width="0.562500in"/>
    </style:style>
    <style:style style:name="TableColumn0801" style:family="table-column">
      <style:table-column-properties style:column-width="5.188889in"/>
    </style:style>
    <style:style style:name="TableColumn0802" style:family="table-column">
      <style:table-column-properties style:column-width="0.943750in"/>
    </style:style>
    <style:style style:name="Table08" style:family="table">
      <style:table-properties style:width="6.695139in" fo:margin-left="0.000000in" style:writing-mode="lr" table:align="left" style:may-break-between-rows="true"/>
    </style:style>
    <style:style style:name="TableRow0800" style:family="table-row">
      <style:table-row-properties/>
    </style:style>
    <style:style style:name="TableCell08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801" style:family="table-row">
      <style:table-row-properties/>
    </style:style>
    <style:style style:name="TableCell08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8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900" style:family="table-column">
      <style:table-column-properties style:column-width="0.562500in"/>
    </style:style>
    <style:style style:name="TableColumn0901" style:family="table-column">
      <style:table-column-properties style:column-width="5.188889in"/>
    </style:style>
    <style:style style:name="TableColumn0902" style:family="table-column">
      <style:table-column-properties style:column-width="0.943750in"/>
    </style:style>
    <style:style style:name="Table09" style:family="table">
      <style:table-properties style:width="6.695139in" fo:margin-left="0.000000in" style:writing-mode="lr" table:align="left" style:may-break-between-rows="true"/>
    </style:style>
    <style:style style:name="TableRow0900" style:family="table-row">
      <style:table-row-properties/>
    </style:style>
    <style:style style:name="TableCell09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901" style:family="table-row">
      <style:table-row-properties/>
    </style:style>
    <style:style style:name="TableCell09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9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<text:s/><text:tab/>CONFIGURAZIONE ZERO TOUCH</text:span></text:p>
      <text:p text:style-name="P2"><text:span text:style-name="T2"/></text:p>
      <text:p text:style-name="P2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3">User Requirements Specification Document </text:span></text:p>
      <text:p text:style-name="P4"><text:span text:style-name="T4">DIBRIS<text:s/></text:span><text:span text:style-name="T5">–</text:span><text:span text:style-name="T6"><text:s/>Universit</text:span><text:span text:style-name="T7">à di Genova. Scuola Politecnica, Corso di Ingegneria del Software 80154</text:span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8"/></text:p>
      <text:p text:style-name="P4"><text:span text:style-name="T9">DATA<text:s text:c="9"/>: 4/05/20</text:span></text:p>
      <text:p text:style-name="P4"><text:span text:style-name="T9">VERSION : 3</text:span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5"><text:span text:style-name="T11"><text:s text:c="2"/>Autori<text:s text:c="4"/></text:span></text:p>
      <text:p text:style-name="P5"><text:span text:style-name="T12">Gjergji Arildo</text:span></text:p>
      <text:p text:style-name="P5"><text:span text:style-name="T12">Guidi Giada</text:span></text:p>
      <text:p text:style-name="P5"><text:span text:style-name="T13"/></text:p>
      <text:p text:style-name="P6"><text:span text:style-name="T14">REVISION HISTORY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row table:style-name="TableRow0100">
          <table:table-cell table:style-name="TableCell010000">
            <text:p text:style-name="P8"><text:span text:style-name="T16">Versione</text:span><text:span text:style-name="T17"/></text:p>
          </table:table-cell>
          <table:table-cell table:style-name="TableCell010001">
            <text:p text:style-name="P8"><text:span text:style-name="T18">Data</text:span><text:span text:style-name="T19"/></text:p>
          </table:table-cell>
          <table:table-cell table:style-name="TableCell010002">
            <text:p text:style-name="P8"><text:span text:style-name="T20">Autori</text:span><text:span text:style-name="T21"/></text:p>
          </table:table-cell>
          <table:table-cell table:style-name="TableCell010003">
            <text:p text:style-name="P8"><text:span text:style-name="T22">Note</text:span><text:span text:style-name="T23"/></text:p>
          </table:table-cell>
        </table:table-row>
        <table:table-row table:style-name="TableRow0101">
          <table:table-cell table:style-name="TableCell010100">
            <text:p text:style-name="P11"><text:span text:style-name="T24">1.0</text:span><text:span text:style-name="T25"/></text:p>
          </table:table-cell>
          <table:table-cell table:style-name="TableCell010101">
            <text:p text:style-name="P11"><text:span text:style-name="T26">25/04/20</text:span><text:span text:style-name="T27"/></text:p>
          </table:table-cell>
          <table:table-cell table:style-name="TableCell010102">
            <text:p text:style-name="P11"><text:span text:style-name="T28">Gjergji/Guidi</text:span><text:span text:style-name="T29"/></text:p>
          </table:table-cell>
          <table:table-cell table:style-name="TableCell010103">
            <text:p text:style-name="P11"><text:span text:style-name="T30">prima stesura del documento</text:span><text:span text:style-name="T31"/></text:p>
          </table:table-cell>
        </table:table-row>
        <table:table-row table:style-name="TableRow0102">
          <table:table-cell table:style-name="TableCell010200">
            <text:p text:style-name="P13"><text:span text:style-name="T32">2.0</text:span><text:span text:style-name="T33"/></text:p>
          </table:table-cell>
          <table:table-cell table:style-name="TableCell010201">
            <text:p text:style-name="P13"><text:span text:style-name="T34">28/04/2020</text:span><text:span text:style-name="T35"/></text:p>
          </table:table-cell>
          <table:table-cell table:style-name="TableCell010202">
            <text:p text:style-name="P13"><text:span text:style-name="T36">Gjergji/Guidi</text:span><text:span text:style-name="T37"/></text:p>
          </table:table-cell>
          <table:table-cell table:style-name="TableCell010203">
            <text:p text:style-name="P13"><text:span text:style-name="T38">suddivisione dei requisiti in sotto-requisiti<text:s/></text:span><text:span text:style-name="T39"/></text:p>
          </table:table-cell>
        </table:table-row>
        <table:table-row table:style-name="TableRow0103">
          <table:table-cell table:style-name="TableCell010300">
            <text:p text:style-name="P15"><text:span text:style-name="T40">3.0</text:span><text:span text:style-name="T41"/></text:p>
          </table:table-cell>
          <table:table-cell table:style-name="TableCell010301">
            <text:p text:style-name="P15"><text:span text:style-name="T42">4/05/2020</text:span><text:span text:style-name="T43"/></text:p>
          </table:table-cell>
          <table:table-cell table:style-name="TableCell010302">
            <text:p text:style-name="P15"><text:span text:style-name="T44">Gjergji/Guidi</text:span><text:span text:style-name="T45"/></text:p>
          </table:table-cell>
          <table:table-cell table:style-name="TableCell010303">
            <text:p text:style-name="P15"><text:span text:style-name="T46">versione definitiva</text:span><text:span text:style-name="T47"/></text:p>
          </table:table-cell>
        </table:table-row>
        <table:table-row table:style-name="TableRow0104">
          <table:table-cell table:style-name="TableCell010400">
            <text:p text:style-name="P17"><text:span text:style-name="T47"/></text:p>
          </table:table-cell>
          <table:table-cell table:style-name="TableCell010401">
            <text:p text:style-name="P17"><text:span text:style-name="T47"/></text:p>
          </table:table-cell>
          <table:table-cell table:style-name="TableCell010402">
            <text:p text:style-name="P17"><text:span text:style-name="T47"/></text:p>
          </table:table-cell>
          <table:table-cell table:style-name="TableCell010403">
            <text:p text:style-name="P17"><text:span text:style-name="T47"/></text:p>
          </table:table-cell>
        </table:table-row>
      </table:table>
      <text:p text:style-name="P19"><text:span text:style-name="T47"/></text:p>
      <text:p text:style-name="P19"><text:span text:style-name="T47"/></text:p>
      <text:p text:style-name="P20"><text:span text:style-name="T48">Indice dei Contenuti</text:span></text:p>
      <text:p text:style-name="P21"><text:span text:style-name="T49">1</text:span><text:a xlink:href="#__RefHeading___Toc106_1667604106"><text:span text:style-name="T51">1Introduzione</text:span></text:a><text:span text:style-name="T52"><text:tab/></text:span><text:a xlink:href="#__RefHeading___Toc106_1667604106"><text:span text:style-name="T54">3</text:span></text:a><text:span text:style-name="T55"/></text:p>
      <text:p text:style-name="P22"><text:a xlink:href="#__RefHeading___Toc108_1667604106"><text:span text:style-name="T57">1.1Scopo del Documento</text:span></text:a><text:span text:style-name="T58"><text:tab/></text:span><text:a xlink:href="#__RefHeading___Toc108_1667604106"><text:span text:style-name="T60">3</text:span></text:a><text:span text:style-name="T61"/></text:p>
      <text:p text:style-name="P22"><text:a xlink:href="#__RefHeading___Toc110_1667604106"><text:span text:style-name="T63">1.2Ambito Applicativo del Documento</text:span></text:a><text:span text:style-name="T64"><text:tab/></text:span><text:a xlink:href="#__RefHeading___Toc110_1667604106"><text:span text:style-name="T66">3</text:span></text:a><text:span text:style-name="T67"/></text:p>
      <text:p text:style-name="P22"><text:a xlink:href="#__RefHeading___Toc112_1667604106"><text:span text:style-name="T69">1.3Definizioni e Acronimi</text:span></text:a><text:span text:style-name="T70"><text:tab/></text:span><text:a xlink:href="#__RefHeading___Toc112_1667604106"><text:span text:style-name="T72">3</text:span></text:a><text:span text:style-name="T73"/></text:p>
      <text:p text:style-name="P22"><text:a xlink:href="#__RefHeading___Toc114_1667604106"><text:span text:style-name="T75">1.4Bibliografia</text:span></text:a><text:span text:style-name="T76"><text:tab/></text:span><text:a xlink:href="#__RefHeading___Toc114_1667604106"><text:span text:style-name="T78">3</text:span></text:a><text:span text:style-name="T79"/></text:p>
      <text:p text:style-name="P23"><text:span text:style-name="T80">2</text:span><text:a xlink:href="#__RefHeading___Toc222_1667604106"><text:span text:style-name="T82">2Descrizione Generale del Sistema</text:span></text:a><text:span text:style-name="T83"><text:tab/></text:span><text:a xlink:href="#__RefHeading___Toc222_1667604106"><text:span text:style-name="T85">4</text:span></text:a><text:span text:style-name="T86"/></text:p>
      <text:p text:style-name="P24"><text:a xlink:href="#__RefHeading___Toc224_1667604106"><text:span text:style-name="T88">2.1Contesto e Motivazioni</text:span></text:a><text:span text:style-name="T89"><text:tab/></text:span><text:a xlink:href="#__RefHeading___Toc224_1667604106"><text:span text:style-name="T91">4</text:span></text:a><text:span text:style-name="T92"/></text:p>
      <text:p text:style-name="P24"><text:a xlink:href="#__RefHeading___Toc226_1667604106"><text:span text:style-name="T94">2.2Obiettivo del progetto</text:span></text:a><text:span text:style-name="T95"><text:tab/></text:span><text:a xlink:href="#__RefHeading___Toc226_1667604106"><text:span text:style-name="T97">4</text:span></text:a><text:span text:style-name="T98"/></text:p>
      <text:p text:style-name="P24"><text:a xlink:href="#__RefHeading___Toc228_1667604106"><text:span text:style-name="T100">2.3Utenti</text:span></text:a><text:span text:style-name="T101"><text:tab/></text:span><text:a xlink:href="#__RefHeading___Toc228_1667604106"><text:span text:style-name="T103">4</text:span></text:a><text:span text:style-name="T104"/></text:p>
      <text:p text:style-name="P25"><text:span text:style-name="T105">3</text:span><text:a xlink:href="#__RefHeading___Toc230_1667604106"><text:span text:style-name="T107">3User Requirement</text:span></text:a><text:span text:style-name="T108"><text:tab/></text:span><text:a xlink:href="#__RefHeading___Toc230_1667604106"><text:span text:style-name="T110">5</text:span></text:a><text:span text:style-name="T111"/></text:p>
      <text:p text:style-name="P26"><text:span text:style-name="T111"/></text:p>
      <text:p text:style-name="P26"><text:span text:style-name="T111"/></text:p>
      <text:p text:style-name="P26"><text:span text:style-name="T111"/></text:p>
      <text:p text:style-name="P26"><text:span text:style-name="T111"/></text:p>
      <text:p text:style-name="P26"><text:span text:style-name="T111"/></text:p>
      <text:p text:style-name="P26"><text:span text:style-name="T111"/></text:p>
      <text:p text:style-name="P26"><text:span text:style-name="T111"/></text:p>
      <text:p text:style-name="P26"><text:span text:style-name="T111"/></text:p>
      <text:p text:style-name="P26"><text:span text:style-name="T111"/></text:p>
      <text:p text:style-name="P26"><text:span text:style-name="T111"/></text:p>
      <text:p text:style-name="P26"><text:span text:style-name="T111"/></text:p>
      <text:p text:style-name="P26"><text:span text:style-name="T111"/></text:p>
      <text:p text:style-name="P26"><text:span text:style-name="T111"/></text:p>
      <text:p text:style-name="P26"><text:span text:style-name="T111"/></text:p>
      <text:p text:style-name="P26"><text:span text:style-name="T111"/></text:p>
      <text:p text:style-name="P26"><text:span text:style-name="T111"/></text:p>
      <text:p text:style-name="P26"><text:span text:style-name="T111"/></text:p>
      <text:p text:style-name="P26"><text:span text:style-name="T111"/></text:p>
      <text:p text:style-name="P26"><text:span text:style-name="T111"/></text:p>
      <text:p text:style-name="P26"><text:span text:style-name="T111"/></text:p>
      <text:p text:style-name="P26"><text:span text:style-name="T111"/></text:p>
      <text:p text:style-name="P26"><text:span text:style-name="T111"/></text:p>
      <text:p text:style-name="P27"><text:span text:style-name="T112">Introduzione</text:span></text:p>
      <text:p text:style-name="P28"><text:span text:style-name="T112">Scopo del Documento</text:span></text:p>
      <text:p text:style-name="P29"><text:span text:style-name="T113">spiegare le funzionalità che il nostro software dovrà rendere disponibile</text:span></text:p>
      <text:p text:style-name="P29"><text:span text:style-name="T113">sono descritte tutte le fasi a cui si sottoporrà il dispositivo su cui agirà il software</text:span></text:p>
      <text:p text:style-name="P29"><text:span text:style-name="T113">questo documento è destinato a:</text:span></text:p>
      <text:p text:style-name="P29"><text:span text:style-name="T113">-i progettisti del software</text:span></text:p>
      <text:p text:style-name="P29"><text:span text:style-name="T113">-i supervisori</text:span></text:p>
      <text:p text:style-name="P30"><text:span text:style-name="T114">Overview del documento</text:span></text:p>
      <text:p text:style-name="P31"><text:span text:style-name="T115">nel documento troviamo le sigle e gli acronimi che saranno poi visibili nella spiegazione più approfondita dei requisiti che il software dovrà avere</text:span></text:p>
      <text:p text:style-name="P32"><text:span text:style-name="T116">Definizioni e Acronimi</text:span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34"><text:span text:style-name="T118">Acronimo-Nome</text:span><text:span text:style-name="T119"/></text:p>
          </table:table-cell>
          <table:table-cell table:style-name="TableCell020001">
            <text:p text:style-name="P34"><text:span text:style-name="T120">Definizione</text:span><text:span text:style-name="T121"/></text:p>
          </table:table-cell>
        </table:table-row>
        <table:table-row table:style-name="TableRow0201">
          <table:table-cell table:style-name="TableCell020100">
            <text:p text:style-name="P37"><text:span text:style-name="T122">DHCP</text:span><text:span text:style-name="T123"/></text:p>
          </table:table-cell>
          <table:table-cell table:style-name="TableCell020101">
            <text:p text:style-name="P37"><text:span text:style-name="T124">dynamic host configuration protocol</text:span><text:span text:style-name="T125"/></text:p>
          </table:table-cell>
        </table:table-row>
        <table:table-row table:style-name="TableRow0202">
          <table:table-cell table:style-name="TableCell020200">
            <text:p text:style-name="P40"><text:span text:style-name="T126">AIWS</text:span><text:span text:style-name="T127"/></text:p>
          </table:table-cell>
          <table:table-cell table:style-name="TableCell020201">
            <text:p text:style-name="P40"><text:span text:style-name="T128">auto integration web service</text:span><text:span text:style-name="T129"/></text:p>
          </table:table-cell>
        </table:table-row>
        <table:table-row table:style-name="TableRow0203">
          <table:table-cell table:style-name="TableCell020300">
            <text:p text:style-name="P43"><text:span text:style-name="T130">ICF</text:span><text:span text:style-name="T131"/></text:p>
          </table:table-cell>
          <table:table-cell table:style-name="TableCell020301">
            <text:p text:style-name="P43"><text:span text:style-name="T132">Initial Configuration File</text:span><text:span text:style-name="T133"/></text:p>
          </table:table-cell>
        </table:table-row>
        <table:table-row table:style-name="TableRow0204">
          <table:table-cell table:style-name="TableCell020400">
            <text:p text:style-name="P46"><text:span text:style-name="T134">RA</text:span><text:span text:style-name="T135"/></text:p>
          </table:table-cell>
          <table:table-cell table:style-name="TableCell020401">
            <text:p text:style-name="P46"><text:span text:style-name="T136">registration authority</text:span><text:span text:style-name="T137"/></text:p>
          </table:table-cell>
        </table:table-row>
        <table:table-row table:style-name="TableRow0205">
          <table:table-cell table:style-name="TableCell020500">
            <text:p text:style-name="P49"><text:span text:style-name="T138">CA</text:span><text:span text:style-name="T139"/></text:p>
          </table:table-cell>
          <table:table-cell table:style-name="TableCell020501">
            <text:p text:style-name="P49"><text:span text:style-name="T140">certification authority</text:span><text:span text:style-name="T141"/></text:p>
          </table:table-cell>
        </table:table-row>
        <table:table-row table:style-name="TableRow0206">
          <table:table-cell table:style-name="TableCell020600">
            <text:p text:style-name="P52"><text:span text:style-name="T142">SMRS</text:span><text:span text:style-name="T143"/></text:p>
          </table:table-cell>
          <table:table-cell table:style-name="TableCell020601">
            <text:p text:style-name="P52"><text:span text:style-name="T144">software management distribution</text:span><text:span text:style-name="T145"/></text:p>
          </table:table-cell>
        </table:table-row>
        <table:table-row table:style-name="TableRow0207">
          <table:table-cell table:style-name="TableCell020700">
            <text:p text:style-name="P55"><text:span text:style-name="T146">MS</text:span><text:span text:style-name="T147"/></text:p>
          </table:table-cell>
          <table:table-cell table:style-name="TableCell020701">
            <text:p text:style-name="P55"><text:span text:style-name="T148">master service</text:span><text:span text:style-name="T149"/></text:p>
          </table:table-cell>
        </table:table-row>
        <table:table-row table:style-name="TableRow0208">
          <table:table-cell table:style-name="TableCell020800">
            <text:p text:style-name="P58"><text:span text:style-name="T150">VM</text:span><text:span text:style-name="T151"/></text:p>
          </table:table-cell>
          <table:table-cell table:style-name="TableCell020801">
            <text:p text:style-name="P58"><text:span text:style-name="T152">virtual machine</text:span><text:span text:style-name="T153"/></text:p>
          </table:table-cell>
        </table:table-row>
      </table:table>
      <text:p text:style-name="P60"><text:span text:style-name="T153"/></text:p>
      <text:p text:style-name="P61"><text:span text:style-name="T154">Bibliografia</text:span></text:p>
      <text:p text:style-name="P62"><text:span text:style-name="T155"/></text:p>
      <text:p text:style-name="P62"><text:span text:style-name="T155"/></text:p>
      <text:p text:style-name="P62"><text:span text:style-name="T155"/></text:p>
      <text:p text:style-name="P62"><text:span text:style-name="T155"/></text:p>
      <text:p text:style-name="P63"><text:span text:style-name="T156">Descrizione Generale del Sistema</text:span></text:p>
      <text:p text:style-name="P64"><text:span text:style-name="T157">il nostro sistema considera un dispositivo operativo per la prima volta: esso necessita di diverse autorizzazioni e funzionalità per poter comunicare con i server esterni. Questa primissima configurazione del dispositivo (detto NODO) prende il nome di "Configurazione Zero Touch". </text:span></text:p>
      <text:p text:style-name="P64"><text:span text:style-name="T157">Si prevede che la suddetta configurazione sarà fatta automaticamente grazie al software che implementeremo.</text:span></text:p>
      <text:p text:style-name="P64"><text:span text:style-name="T157">Descriviamo qui di seguito nel dettaglio i passi che identificheranno poi i nostri requisiti (parte "</text:span><text:span text:style-name="T158">User</text:span><text:span text:style-name="T159"><text:s/></text:span><text:span text:style-name="T160">Requirements</text:span><text:span text:style-name="T161">" del documento):</text:span></text:p>
      <text:p text:style-name="P64"><text:span text:style-name="T161"><text:tab/>1)<text:s text:c="2"/>Il dispositivo comunica con il Radius/DHCP server il quale autentica il dispositivo (Radius), e gli fornisce un IP personale (DHCP) e l'IP dell'AIWS Server</text:span><text:span text:style-name="T162">.</text:span></text:p>
      <text:p text:style-name="P64"><text:span text:style-name="T163"><text:tab/>2) Il dispositivo comunica con l'AIWS Server il quale fornisce ad esso un file (ICF) contenente vari dettagli necessari alla configurazione del dispositivo tra cui i vari indirizzi per comunicare con RA/CA, SMRS, MS</text:span><text:span text:style-name="T164">.</text:span></text:p>
      <text:p text:style-name="P64"><text:span text:style-name="T165"><text:tab/>3) Certificate Enrollment (Simple Certificate Enrollment Protocol). Si comunica col server che fornisce un certificato al dispositivo per motivi di sicurezza informatica (RA/CA).</text:span></text:p>
      <text:p text:style-name="P65"><text:span text:style-name="T165"><text:tab/>4) La comunicazione con il SMRS fornirà al dispositivo la Software Image richiesta da esso; il dispositivo scarica dal SMRS tale Image e aggiorna il sistema. </text:span></text:p>
      <text:p text:style-name="P66"><text:span text:style-name="T165"><text:tab/></text:span></text:p>
      <text:p text:style-name="P67"><text:span text:style-name="T165"><text:tab/>5)SNMP è uno dei protocolli ampiamente accettati per la gestione e il monitoraggio degli elementi di rete.</text:span></text:p>
      <text:p text:style-name="P67"><text:span text:style-name="T165">Le SNMP trap sono un meccanismo ampiamente utilizzato per monitorare le attività di un dispositivo nel network, e sono utilizzate per allertare le 'autorità' (informatici) in caso di falle e problemi nel dispositivo.<text:s text:c="2"/></text:span></text:p>
      <text:p text:style-name="P67"><text:span text:style-name="T165">Tramite questo Server, l'MS può comunicare la finalizzazione della procedura di Zero Touch.</text:span></text:p>
      <text:p text:style-name="P68"><text:span text:style-name="T166"/></text:p>
      <text:p text:style-name="P68"><text:span text:style-name="T167">NOTA:<text:s/></text:span><text:span text:style-name="T168">come si nota nella parte "Contromacchina" della sezione "User Requirement", creeremo una VM o un Docker che svolgerà i compiti dei vari server con cui il nodo comunica durante la sua configurazione. La comunicazione tra nodo e VM (o Docker) sarà gestita tramite un'interfaccia.</text:span></text:p>
      <text:p text:style-name="P68"><text:span text:style-name="T169"/></text:p>
      <text:p text:style-name="P69"><text:span text:style-name="T170">Contesto </text:span></text:p>
      <text:p text:style-name="P70"><draw:frame text:anchor-type="as-char" svg:width="110.33mm" svg:height="58.47mm" style:rel-width="scale" style:rel-height="scale"><draw:object-ole xlink:href="OleObj1"/><draw:image xlink:href="ObjectReplacements/OleObj1"/></draw:frame><text:span text:style-name="T171"/></text:p>
      <text:p text:style-name="P70"><text:span text:style-name="T172">il sistema fa parte di un'architettura di telecomunicazione che mette in comunicazione un dispositivo privato con i server esterni (es: radio, wifi ecc come possiamo vedere dall'immagine). Questa porzione di sistema è detta "fronthaul", e sarà implementata nel nostro software: il nostro programma si occuperà quindi di far comunicare il nodo con l'esterno, sostanzialmente, a seguito di una configurazione che gli dia indirizzi, certificazioni e permessi necessari.</text:span></text:p>
      <text:p text:style-name="P71"><text:span text:style-name="T173"/></text:p>
      <text:p text:style-name="P72"><text:span text:style-name="T174">Motivazioni</text:span></text:p>
      <text:p text:style-name="P73"><text:span text:style-name="T175">Il tempo necessario per la messa in servizio di un nuovo nodo del network deve essere il minimo possibile.</text:span></text:p>
      <text:p text:style-name="P73"><text:span text:style-name="T175">La configurazione deve essere automatizzata richiedendo capacità minime per essere eseguita.</text:span></text:p>
      <text:p text:style-name="P73"><text:span text:style-name="T175">Gli errori umani debbono essere minimizzati per ridurre costi. </text:span></text:p>
      <text:p text:style-name="P74"><text:span text:style-name="T176">Obiettivo del progetto</text:span></text:p>
      <text:p text:style-name="P75"><text:span text:style-name="T177">Consentire che tutte le fasi (requisiti) avvengano correttamente, nel rispetto dei protocolli e delle funzionalità richieste, in maniera automatica.</text:span></text:p>
      <text:p text:style-name="P76"><text:span text:style-name="T178">Stakeholders</text:span></text:p>
      <text:p text:style-name="P77"><text:span text:style-name="T179">In questa sottosezione descriviamo i gruppi di persone interessati all’applicazione, e per ogni gruppo aggiungiamo anche il perchè sono interessati e come intendono usare l’applicazione.</text:span></text:p>
      <text:p text:style-name="P77"><text:span text:style-name="T179">In caso di Zero Touch Provisioning di dispositivi per utenti esterni all’azienda:</text:span></text:p>
      <text:list text:style-name="L78">
        <text:list-item>
          <text:p text:style-name="P78"><text:span text:style-name="T179">L'azienda: guadagna sulla fornitura del software </text:span></text:p>
        </text:list-item>
        <text:list-item>
          <text:p text:style-name="P78"><text:span text:style-name="T179">IT admin: non devono più fare la configurazione manuale</text:span></text:p>
        </text:list-item>
        <text:list-item>
          <text:p text:style-name="P78"><text:span text:style-name="T179">Utenti comuni che utilizzano e configurano un dispositivo per la prima volta</text:span></text:p>
        </text:list-item>
      </text:list>
      <text:p text:style-name="P79"><text:span text:style-name="T179">In caso di Zero Touch Configuration per elementi interni all’azienda:</text:span></text:p>
      <text:list text:style-name="L80">
        <text:list-item>
          <text:p text:style-name="P80"><text:span text:style-name="T179">L'azienda: guadagna sull’automazione della configurazione potendo assegnare i propri tecnici<text:s text:c="7"/></text:span></text:p>
        </text:list-item>
      </text:list>
      <text:p text:style-name="P81"><text:span text:style-name="T179"><text:s text:c="23"/>ad altri compiti che richiedono personale specializzato.<text:s text:c="2"/></text:span></text:p>
      <text:list text:style-name="L82">
        <text:list-item>
          <text:p text:style-name="P82"><text:span text:style-name="T179">IT admin: non devono più fare la configurazione manuale</text:span></text:p>
        </text:list-item>
      </text:list>
      <text:p text:style-name="P83"><text:span text:style-name="T180"/></text:p>
      <text:p text:style-name="P84"><text:span text:style-name="T181">User Requirement</text:span></text:p>
      <text:p text:style-name="P85"><text:span text:style-name="T182">In questa sezione descriveremo i requisiti dell’applicazione lato utente, assegnando ad ognuno un’id e una priorità seguendo la tabella sotto. Inoltre se il sistema è composto da sottoparti separate, I requisiti andrebbero separati. </text:span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87"><text:span text:style-name="T184">PRIORITA’</text:span><text:span text:style-name="T185"/></text:p>
          </table:table-cell>
          <table:table-cell table:style-name="TableCell030001">
            <text:p text:style-name="P88"><text:span text:style-name="T186">SIGNIFICATO</text:span><text:span text:style-name="T187"/></text:p>
          </table:table-cell>
        </table:table-row>
        <table:table-row table:style-name="TableRow0301">
          <table:table-cell table:style-name="TableCell030100">
            <text:p text:style-name="P90"><text:span text:style-name="T188">M</text:span><text:span text:style-name="T189"/></text:p>
          </table:table-cell>
          <table:table-cell table:style-name="TableCell030101">
            <text:p text:style-name="P91"><text:span text:style-name="T190">Mandatory. Requisito Obbligatorio.</text:span><text:span text:style-name="T191"/></text:p>
          </table:table-cell>
        </table:table-row>
        <table:table-row table:style-name="TableRow0302">
          <table:table-cell table:style-name="TableCell030200">
            <text:p text:style-name="P93"><text:span text:style-name="T192">D</text:span><text:span text:style-name="T193"/></text:p>
          </table:table-cell>
          <table:table-cell table:style-name="TableCell030201">
            <text:p text:style-name="P93"><text:span text:style-name="T194">Desiderable. Requisito che dovrebbe essere inserito nel sistema, a meno che il costo per implementarla non sia troppo alto.</text:span><text:span text:style-name="T195"/></text:p>
          </table:table-cell>
        </table:table-row>
        <table:table-row table:style-name="TableRow0303">
          <table:table-cell table:style-name="TableCell030300">
            <text:p text:style-name="P95"><text:span text:style-name="T196">O</text:span><text:span text:style-name="T197"/></text:p>
          </table:table-cell>
          <table:table-cell table:style-name="TableCell030301">
            <text:p text:style-name="P95"><text:span text:style-name="T198">Optional. Una funzionalità marcata con O può essere inserita nel sistema, a discrezione del manager del progetto. Ad esempio se il tempo di sviluppo è minore di quello previsto oppure se il costo per implementarla non è troppo alto.</text:span><text:span text:style-name="T199"/></text:p>
          </table:table-cell>
        </table:table-row>
        <table:table-row table:style-name="TableRow0304">
          <table:table-cell table:style-name="TableCell030400">
            <text:p text:style-name="P97"><text:span text:style-name="T200">E</text:span><text:span text:style-name="T201"/></text:p>
          </table:table-cell>
          <table:table-cell table:style-name="TableCell030401">
            <text:p text:style-name="P98"><text:span text:style-name="T202">future Enhancement. Questo requisito viene lasciato per la prossima release.</text:span><text:span text:style-name="T203"/></text:p>
          </table:table-cell>
        </table:table-row>
      </table:table>
      <text:p text:style-name="P100"><text:span text:style-name="T203"/></text:p>
      <text:p text:style-name="P100"><text:span text:style-name="T203"/></text:p>
      <text:p text:style-name="P100"><text:span text:style-name="T204"><text:s text:c="5"/></text:span></text:p>
      <text:p text:style-name="P101"><text:span text:style-name="T204"><text:s/></text:span><text:span text:style-name="T205">"Contromacchina"</text:span></text:p>
      <table:table table:style-name="Table04">
        <table:table-column table:style-name="TableColumn0400"/>
        <table:table-column table:style-name="TableColumn0401"/>
        <table:table-column table:style-name="TableColumn0402"/>
        <table:table-row table:style-name="TableRow0400">
          <table:table-cell table:style-name="TableCell040000">
            <text:p text:style-name="P103"><text:span text:style-name="T207">ID</text:span><text:span text:style-name="T208"/></text:p>
          </table:table-cell>
          <table:table-cell table:style-name="TableCell040001">
            <text:p text:style-name="P104"><text:span text:style-name="T209">DESCRIZIONE</text:span><text:span text:style-name="T210"/></text:p>
          </table:table-cell>
          <table:table-cell table:style-name="TableCell040002">
            <text:p text:style-name="P104"><text:span text:style-name="T211">PRIORITA’</text:span><text:span text:style-name="T212"/></text:p>
          </table:table-cell>
        </table:table-row>
        <table:table-row table:style-name="TableRow0401">
          <table:table-cell table:style-name="TableCell040100">
            <text:p text:style-name="P107"><text:span text:style-name="T213">0.1</text:span><text:span text:style-name="T214"/></text:p>
          </table:table-cell>
          <table:table-cell table:style-name="TableCell040101">
            <text:p text:style-name="P107"><text:span text:style-name="T215">implementazione di una VM</text:span><text:span text:style-name="T216"/></text:p>
          </table:table-cell>
          <table:table-cell table:style-name="TableCell040102">
            <text:p text:style-name="P107"><text:span text:style-name="T217">M</text:span><text:span text:style-name="T218"/></text:p>
          </table:table-cell>
        </table:table-row>
        <table:table-row table:style-name="TableRow0402">
          <table:table-cell table:style-name="TableCell040200">
            <text:p text:style-name="P110"><text:span text:style-name="T219">0.2</text:span><text:span text:style-name="T220"/></text:p>
          </table:table-cell>
          <table:table-cell table:style-name="TableCell040201">
            <text:p text:style-name="P110"><text:span text:style-name="T221">definizione di un'interfaccia nodo-VM</text:span><text:span text:style-name="T222"/></text:p>
          </table:table-cell>
          <table:table-cell table:style-name="TableCell040202">
            <text:p text:style-name="P110"><text:span text:style-name="T223">M</text:span><text:span text:style-name="T224"/></text:p>
          </table:table-cell>
        </table:table-row>
      </table:table>
      <text:p text:style-name="P112"><text:span text:style-name="T224"/></text:p>
      <text:p text:style-name="P112"><text:span text:style-name="T225">Passo 1</text:span></text:p>
      <text:p text:style-name="P112"><text:span text:style-name="T226">NB: qualunque assunzione non banale va scritta. Ad esempio nel documento “l’id di un requisito è composto da due numeri separati da un punto x.y, dove il primo numero rappresenta il modulo (x) e il secondo il numero del requisito (y).”</text:span></text:p>
      <table:table table:style-name="Table05">
        <table:table-column table:style-name="TableColumn0500"/>
        <table:table-column table:style-name="TableColumn0501"/>
        <table:table-column table:style-name="TableColumn0502"/>
        <table:table-row table:style-name="TableRow0500">
          <table:table-cell table:style-name="TableCell050000">
            <text:p text:style-name="P114"><text:span text:style-name="T228">ID</text:span><text:span text:style-name="T229"/></text:p>
          </table:table-cell>
          <table:table-cell table:style-name="TableCell050001">
            <text:p text:style-name="P115"><text:span text:style-name="T230">DESCRIZIONE</text:span><text:span text:style-name="T231"/></text:p>
          </table:table-cell>
          <table:table-cell table:style-name="TableCell050002">
            <text:p text:style-name="P115"><text:span text:style-name="T232">PRIORITA’</text:span><text:span text:style-name="T233"/></text:p>
          </table:table-cell>
        </table:table-row>
        <table:table-row table:style-name="TableRow0501">
          <table:table-cell table:style-name="TableCell050100">
            <text:p text:style-name="P118"><text:span text:style-name="T234">1.1</text:span><text:span text:style-name="T235"/></text:p>
          </table:table-cell>
          <table:table-cell table:style-name="TableCell050101">
            <text:p text:style-name="P118"><text:span text:style-name="T236">richiesta indirizzo IP e dettagli per localizzare le risorse che serviranno al dispositivo</text:span><text:span text:style-name="T237"/></text:p>
          </table:table-cell>
          <table:table-cell table:style-name="TableCell050102">
            <text:p text:style-name="P118"><text:span text:style-name="T238">M</text:span><text:span text:style-name="T239"/></text:p>
          </table:table-cell>
        </table:table-row>
      </table:table>
      <text:p text:style-name="P120"><text:span text:style-name="T239"/></text:p>
      <text:p text:style-name="P120"><text:span text:style-name="T240">Passo 2</text:span></text:p>
      <table:table table:style-name="Table06">
        <table:table-column table:style-name="TableColumn0600"/>
        <table:table-column table:style-name="TableColumn0601"/>
        <table:table-column table:style-name="TableColumn0602"/>
        <table:table-row table:style-name="TableRow0600">
          <table:table-cell table:style-name="TableCell060000">
            <text:p text:style-name="P122"><text:span text:style-name="T242">ID</text:span><text:span text:style-name="T243"/></text:p>
          </table:table-cell>
          <table:table-cell table:style-name="TableCell060001">
            <text:p text:style-name="P123"><text:span text:style-name="T244">DESCRIZIONE</text:span><text:span text:style-name="T245"/></text:p>
          </table:table-cell>
          <table:table-cell table:style-name="TableCell060002">
            <text:p text:style-name="P123"><text:span text:style-name="T246">PRIORITA’</text:span><text:span text:style-name="T247"/></text:p>
          </table:table-cell>
        </table:table-row>
        <table:table-row table:style-name="TableRow0601">
          <table:table-cell table:style-name="TableCell060100">
            <text:p text:style-name="P126"><text:span text:style-name="T248">2.1</text:span><text:span text:style-name="T249"/></text:p>
          </table:table-cell>
          <table:table-cell table:style-name="TableCell060101">
            <text:p text:style-name="P126"><text:span text:style-name="T250">ottenimento ICF</text:span><text:span text:style-name="T251"/></text:p>
          </table:table-cell>
          <table:table-cell table:style-name="TableCell060102">
            <text:p text:style-name="P126"><text:span text:style-name="T252">M</text:span><text:span text:style-name="T253"/></text:p>
          </table:table-cell>
        </table:table-row>
      </table:table>
      <text:p text:style-name="P128"><text:span text:style-name="T253"/></text:p>
      <text:p text:style-name="P128"><text:span text:style-name="T254">Passo 3</text:span></text:p>
      <table:table table:style-name="Table07">
        <table:table-column table:style-name="TableColumn0700"/>
        <table:table-column table:style-name="TableColumn0701"/>
        <table:table-column table:style-name="TableColumn0702"/>
        <table:table-row table:style-name="TableRow0700">
          <table:table-cell table:style-name="TableCell070000">
            <text:p text:style-name="P130"><text:span text:style-name="T256">ID</text:span><text:span text:style-name="T257"/></text:p>
          </table:table-cell>
          <table:table-cell table:style-name="TableCell070001">
            <text:p text:style-name="P131"><text:span text:style-name="T258">DESCRIZIONE</text:span><text:span text:style-name="T259"/></text:p>
          </table:table-cell>
          <table:table-cell table:style-name="TableCell070002">
            <text:p text:style-name="P131"><text:span text:style-name="T260">PRIORITA’</text:span><text:span text:style-name="T261"/></text:p>
          </table:table-cell>
        </table:table-row>
        <table:table-row table:style-name="TableRow0701">
          <table:table-cell table:style-name="TableCell070100">
            <text:p text:style-name="P134"><text:span text:style-name="T262">3.1</text:span><text:span text:style-name="T263"/></text:p>
          </table:table-cell>
          <table:table-cell table:style-name="TableCell070101">
            <text:p text:style-name="P134"><text:span text:style-name="T264">ottenimento dei certificati di sicurezza</text:span><text:span text:style-name="T265"/></text:p>
          </table:table-cell>
          <table:table-cell table:style-name="TableCell070102">
            <text:p text:style-name="P134"><text:span text:style-name="T266">M</text:span><text:span text:style-name="T267"/></text:p>
          </table:table-cell>
        </table:table-row>
      </table:table>
      <text:p text:style-name="P136"><text:span text:style-name="T267"/></text:p>
      <text:p text:style-name="P136"><text:span text:style-name="T268">Passo 4</text:span></text:p>
      <table:table table:style-name="Table08">
        <table:table-column table:style-name="TableColumn0800"/>
        <table:table-column table:style-name="TableColumn0801"/>
        <table:table-column table:style-name="TableColumn0802"/>
        <table:table-row table:style-name="TableRow0800">
          <table:table-cell table:style-name="TableCell080000">
            <text:p text:style-name="P138"><text:span text:style-name="T270">ID</text:span><text:span text:style-name="T271"/></text:p>
          </table:table-cell>
          <table:table-cell table:style-name="TableCell080001">
            <text:p text:style-name="P139"><text:span text:style-name="T272">DESCRIZIONE</text:span><text:span text:style-name="T273"/></text:p>
          </table:table-cell>
          <table:table-cell table:style-name="TableCell080002">
            <text:p text:style-name="P139"><text:span text:style-name="T274">PRIORITA’</text:span><text:span text:style-name="T275"/></text:p>
          </table:table-cell>
        </table:table-row>
        <table:table-row table:style-name="TableRow0801">
          <table:table-cell table:style-name="TableCell080100">
            <text:p text:style-name="P142"><text:span text:style-name="T276">4.1</text:span><text:span text:style-name="T277"/></text:p>
          </table:table-cell>
          <table:table-cell table:style-name="TableCell080101">
            <text:p text:style-name="P142"><text:span text:style-name="T278">ottenimento Image per l'aggiornamento del sistema</text:span><text:span text:style-name="T279"/></text:p>
          </table:table-cell>
          <table:table-cell table:style-name="TableCell080102">
            <text:p text:style-name="P142"><text:span text:style-name="T280">M</text:span><text:span text:style-name="T281"/></text:p>
          </table:table-cell>
        </table:table-row>
      </table:table>
      <text:p text:style-name="P144"><text:span text:style-name="T281"/></text:p>
      <text:p text:style-name="P144"><text:span text:style-name="T282">Passo 5</text:span></text:p>
      <table:table table:style-name="Table09">
        <table:table-column table:style-name="TableColumn0900"/>
        <table:table-column table:style-name="TableColumn0901"/>
        <table:table-column table:style-name="TableColumn0902"/>
        <table:table-row table:style-name="TableRow0900">
          <table:table-cell table:style-name="TableCell090000">
            <text:p text:style-name="P146"><text:span text:style-name="T284">ID</text:span><text:span text:style-name="T285"/></text:p>
          </table:table-cell>
          <table:table-cell table:style-name="TableCell090001">
            <text:p text:style-name="P147"><text:span text:style-name="T286">DESCRIZIONE</text:span><text:span text:style-name="T287"/></text:p>
          </table:table-cell>
          <table:table-cell table:style-name="TableCell090002">
            <text:p text:style-name="P147"><text:span text:style-name="T288">PRIORITA’</text:span><text:span text:style-name="T289"/></text:p>
          </table:table-cell>
        </table:table-row>
        <table:table-row table:style-name="TableRow0901">
          <table:table-cell table:style-name="TableCell090100">
            <text:p text:style-name="P150"><text:span text:style-name="T290">5.1</text:span><text:span text:style-name="T291"/></text:p>
          </table:table-cell>
          <table:table-cell table:style-name="TableCell090101">
            <text:p text:style-name="P150"><text:span text:style-name="T292">ottenimento della conferma della Configurazione Zero Touch andata a buon fine</text:span><text:span text:style-name="T293"/></text:p>
          </table:table-cell>
          <table:table-cell table:style-name="TableCell090102">
            <text:p text:style-name="P150"><text:span text:style-name="T294">M</text:span><text:span text:style-name="T295"/></text:p>
          </table:table-cell>
        </table:table-row>
      </table:table>
      <text:p text:style-name="P152"><text:span text:style-name="T295"/></text:p>
      <text:p text:style-name="P153"><text:span text:style-name="T295"/></text:p>
      <text:p text:style-name="P154"><text:span text:style-name="T29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